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6.35cm" svg:x2="0.635cm" svg:y2="10.795cm">
          <text:p text:style-name="P3"/>
        </draw:line>
        <draw:frame draw:style-name="gr3" draw:text-style-name="P4" draw:layer="layout" svg:width="5.08cm" svg:height="2.147cm" svg:x="0.635cm" svg:y="8.648cm">
          <draw:text-box>
            <text:p text:style-name="P3"><text:span text:style-name="T1">init</text:span></text:p>
            <text:p text:style-name="P3"><text:span text:style-name="T1">makeArray</text:span></text:p>
            <text:p text:style-name="P3"><text:span text:style-name="T1">push</text:span></text:p>
            <text:p text:style-name="P3"><text:span text:style-name="T1">queue</text:span></text:p>
          </draw:text-box>
        </draw:frame>
        <draw:line draw:style-name="gr2" draw:text-style-name="P2" draw:layer="layout" svg:x1="10.795cm" svg:y1="10.795cm" svg:x2="0.635cm" svg:y2="10.795cm">
          <text:p text:style-name="P3"/>
        </draw:line>
        <draw:custom-shape draw:style-name="gr1" draw:text-style-name="P1" draw:layer="layout" svg:width="10.16cm" svg:height="0.635cm" svg:x="0.635cm" svg:y="4.445cm">
          <text:p text:style-name="P1">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199cm" svg:x="0.635cm" svg:y="6.985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8.255cm" svg:x2="5.715cm" svg:y2="8.255cm">
          <text:p text:style-name="P3"/>
        </draw:line>
        <draw:frame draw:style-name="gr3" draw:text-style-name="P4" draw:layer="layout" svg:width="5.08cm" svg:height="2.147cm" svg:x="5.715cm" svg:y="8.648cm">
          <draw:text-box>
            <text:p text:style-name="P3"><text:span text:style-name="T1">resize</text:span></text:p>
            <text:p text:style-name="P3"><text:span text:style-name="T1">size</text:span></text:p>
            <text:p text:style-name="P3"><text:span text:style-name="T1">string</text:span></text:p>
            <text:p text:style-name="P3"><text:span text:style-name="T1">supplies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0.795cm" svg:x2="5.715cm" svg:y2="8.89cm">
          <text:p text:style-name="P3"/>
        </draw:line>
        <draw:custom-shape draw:style-name="gr6" draw:text-style-name="P2" draw:layer="layout" svg:width="10.16cm" svg:height="0.635cm" svg:x="0.635cm" svg:y="1.905cm">
          <text:p text:style-name="P1">Collection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cm" svg:height="0.635cm" svg:x="0.635cm" svg:y="3.175cm">
          <text:p text:style-name="P1">OrderedCollectio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2.54cm" svg:x2="5.715cm" svg:y2="3.175cm">
          <text:p text:style-name="P3"/>
        </draw:line>
        <draw:line draw:style-name="gr2" draw:text-style-name="P2" draw:layer="layout" svg:x1="5.715cm" svg:y1="3.81cm" svg:x2="5.715cm" svg:y2="4.445cm">
          <text:p text:style-name="P3"/>
        </draw:line>
        <draw:custom-shape draw:style-name="gr6" draw:text-style-name="P2" draw:layer="layout" svg:width="10.16cm" svg:height="0.635cm" svg:x="0.635cm" svg:y="5.715cm">
          <text:p text:style-name="P1">CircularQueu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5.08cm" svg:x2="5.715cm" svg:y2="5.71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7T09:51:19</dc:date>
    <dc:language>en-US</dc:language>
    <meta:editing-cycles>13</meta:editing-cycles>
    <meta:editing-duration>PT1H33M45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